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Arial Unicode MS1" svg:font-family="'Arial Unicode MS'" style:font-family-generic="swiss"/>
    <style:font-face style:name="Courier New1" svg:font-family="'Courier New'" style:font-adornments="Regular"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Heading_20_1">
      <style:paragraph-properties fo:text-align="justify" style:justify-single-word="false" fo:break-before="page"/>
      <style:text-properties fo:language="en" fo:country="IN"/>
    </style:style>
    <style:style style:name="P4" style:family="paragraph" style:parent-style-name="Heading_20_2">
      <style:paragraph-properties fo:text-align="justify" style:justify-single-word="false" fo:break-before="page"/>
      <style:text-properties fo:language="en" fo:country="IN"/>
    </style:style>
    <style:style style:name="P5" style:family="paragraph" style:parent-style-name="Heading_20_2">
      <style:paragraph-properties fo:text-align="justify" style:justify-single-word="false"/>
      <style:text-properties fo:language="en" fo:country="IN"/>
    </style:style>
    <style:style style:name="P6" style:family="paragraph" style:parent-style-name="Heading_20_3">
      <style:paragraph-properties fo:text-align="justify" style:justify-single-word="false"/>
      <style:text-properties fo:language="en" fo:country="IN"/>
    </style:style>
    <style:style style:name="P7" style:family="paragraph" style:parent-style-name="Heading_20_4">
      <style:paragraph-properties fo:text-align="justify" style:justify-single-word="false"/>
      <style:text-properties fo:language="en" fo:country="IN"/>
    </style:style>
    <style:style style:name="P8" style:family="paragraph" style:parent-style-name="List_20_Paragraph">
      <style:text-properties fo:language="en" fo:country="IN"/>
    </style:style>
    <style:style style:name="P9" style:family="paragraph" style:parent-style-name="List_20_Paragraph">
      <style:paragraph-properties fo:margin-left="0.635cm" fo:margin-right="0cm" fo:text-align="justify" style:justify-single-word="false" fo:text-indent="0cm" style:auto-text-indent="false"/>
      <style:text-properties fo:language="en" fo:country="IN"/>
    </style:style>
    <style:style style:name="P10" style:family="paragraph" style:parent-style-name="List_20_Paragraph">
      <style:paragraph-properties fo:margin-left="0cm" fo:margin-right="0cm" fo:text-align="justify" style:justify-single-word="false" fo:text-indent="0cm" style:auto-text-indent="false"/>
      <style:text-properties fo:language="en" fo:country="IN"/>
    </style:style>
    <style:style style:name="P11" style:family="paragraph" style:parent-style-name="Standard">
      <style:paragraph-properties fo:text-align="justify" style:justify-single-word="false"/>
      <style:text-properties fo:language="en" fo:country="IN"/>
    </style:style>
    <style:style style:name="P12" style:family="paragraph" style:parent-style-name="Standard">
      <style:paragraph-properties fo:text-align="justify" style:justify-single-word="false"/>
      <style:text-properties fo:language="en" fo:country="IN" fo:font-style="italic" fo:font-weight="bold"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fo:color="#2e74b5" loext:opacity="100%" style:font-name="Calibri Light" fo:font-size="13pt" fo:language="en" fo:country="IN" style:font-size-asian="13pt" style:font-name-complex="Mangal" style:font-size-complex="13pt"/>
    </style:style>
    <style:style style:name="P14" style:family="paragraph" style:parent-style-name="List_20_Paragraph" style:list-style-name="WWNum4">
      <style:paragraph-properties fo:text-align="justify" style:justify-single-word="false"/>
      <style:text-properties fo:language="en" fo:country="IN"/>
    </style:style>
    <style:style style:name="P15" style:family="paragraph" style:parent-style-name="List_20_Paragraph" style:list-style-name="WWNum8">
      <style:paragraph-properties fo:text-align="justify" style:justify-single-word="false"/>
      <style:text-properties fo:language="en" fo:country="IN"/>
    </style:style>
    <style:style style:name="P16" style:family="paragraph" style:parent-style-name="List_20_Paragraph" style:list-style-name="WWNum5">
      <style:paragraph-properties fo:text-align="justify" style:justify-single-word="false"/>
      <style:text-properties fo:language="en" fo:country="IN"/>
    </style:style>
    <style:style style:name="P17" style:family="paragraph" style:parent-style-name="List_20_Paragraph" style:list-style-name="WWNum98">
      <style:paragraph-properties fo:text-align="justify" style:justify-single-word="false"/>
      <style:text-properties fo:language="en" fo:country="IN"/>
    </style:style>
    <style:style style:name="P18" style:family="paragraph" style:parent-style-name="List_20_Paragraph" style:list-style-name="WWNum99">
      <style:paragraph-properties fo:text-align="justify" style:justify-single-word="false"/>
      <style:text-properties fo:language="en" fo:country="IN"/>
    </style:style>
    <style:style style:name="P19" style:family="paragraph" style:parent-style-name="List_20_Paragraph" style:list-style-name="WWNum9">
      <style:paragraph-properties fo:text-align="justify" style:justify-single-word="false"/>
      <style:text-properties fo:language="en" fo:country="IN"/>
    </style:style>
    <style:style style:name="P20" style:family="paragraph" style:parent-style-name="List_20_Paragraph" style:list-style-name="WWNum24">
      <style:paragraph-properties fo:text-align="justify" style:justify-single-word="false"/>
      <style:text-properties fo:language="en" fo:country="IN"/>
    </style:style>
    <style:style style:name="P21" style:family="paragraph" style:parent-style-name="List_20_Paragraph" style:list-style-name="WWNum100">
      <style:paragraph-properties fo:text-align="justify" style:justify-single-word="false"/>
      <style:text-properties fo:language="en" fo:country="IN"/>
    </style:style>
    <style:style style:name="P22" style:family="paragraph" style:parent-style-name="List_20_Paragraph" style:list-style-name="WWNum101">
      <style:paragraph-properties fo:text-align="justify" style:justify-single-word="false"/>
      <style:text-properties fo:language="en" fo:country="IN"/>
    </style:style>
    <style:style style:name="P23" style:family="paragraph" style:parent-style-name="List_20_Paragraph" style:list-style-name="WWNum39">
      <style:paragraph-properties fo:text-align="justify" style:justify-single-word="false"/>
      <style:text-properties fo:language="en" fo:country="IN"/>
    </style:style>
    <style:style style:name="P24" style:family="paragraph" style:parent-style-name="List_20_Paragraph" style:list-style-name="WWNum40">
      <style:paragraph-properties fo:text-align="justify" style:justify-single-word="false"/>
      <style:text-properties fo:language="en" fo:country="IN"/>
    </style:style>
    <style:style style:name="P25" style:family="paragraph" style:parent-style-name="List_20_Paragraph" style:list-style-name="WWNum41">
      <style:paragraph-properties fo:text-align="justify" style:justify-single-word="false"/>
      <style:text-properties fo:language="en" fo:country="IN"/>
    </style:style>
    <style:style style:name="P26" style:family="paragraph" style:parent-style-name="List_20_Paragraph" style:list-style-name="WWNum7">
      <style:paragraph-properties fo:text-align="justify" style:justify-single-word="false"/>
      <style:text-properties fo:language="en" fo:country="IN"/>
    </style:style>
    <style:style style:name="P27" style:family="paragraph" style:parent-style-name="List_20_Paragraph" style:list-style-name="WWNum94">
      <style:paragraph-properties fo:text-align="justify" style:justify-single-word="false"/>
      <style:text-properties fo:language="en" fo:country="IN"/>
    </style:style>
    <style:style style:name="P28" style:family="paragraph" style:parent-style-name="List_20_Paragraph" style:list-style-name="WWNum38">
      <style:paragraph-properties fo:margin-left="0.635cm" fo:margin-right="0cm" fo:text-align="justify" style:justify-single-word="false" fo:text-indent="-0.635cm" style:auto-text-indent="false"/>
      <style:text-properties fo:language="en" fo:country="IN"/>
    </style:style>
    <style:style style:name="P29" style:family="paragraph" style:parent-style-name="List_20_Paragraph">
      <style:paragraph-properties fo:margin-left="0.635cm" fo:margin-right="0cm" fo:text-align="justify" style:justify-single-word="false" fo:text-indent="0cm" style:auto-text-indent="false"/>
      <style:text-properties fo:language="en" fo:country="IN" fo:font-style="italic" style:font-style-asian="italic"/>
    </style:style>
    <style:style style:name="P30" style:family="paragraph" style:parent-style-name="Standard">
      <style:paragraph-properties fo:text-align="justify" style:justify-single-word="false"/>
      <style:text-properties fo:language="en" fo:country="IN" fo:font-style="italic" fo:font-weight="bold" style:font-style-asian="italic" style:font-weight-asian="bold" style:font-style-complex="italic" style:font-weight-complex="bold"/>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323e4f" loext:opacity="100%" fo:font-size="12pt" style:font-size-asian="12pt" style:font-size-complex="12pt"/>
    </style:style>
    <style:style style:name="T4" style:family="text">
      <style:text-properties style:language-complex="mr" style:country-complex="IN"/>
    </style:style>
    <style:style style:name="T5" style:family="text">
      <style:text-properties fo:font-style="italic" style:font-style-asian="italic"/>
    </style:style>
    <style:style style:name="T6" style:family="text">
      <style:text-properties style:font-name="Wingdings" style:font-name-asian="Wingdings2" style:font-name-complex="Wingdings2"/>
    </style:style>
    <style:style style:name="T7" style:family="text">
      <style:text-properties fo:background-color="#ffff00" loext:char-shading-value="0"/>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style:text-position="super 58%"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Objectives of Subscription Ecosystem </text:h>
      <text:p text:style-name="P11"/>
      <text:p text:style-name="P11">The paradigm shift offered to customers by subscription business model has posed various challenges in front of the merchant and hence will need solid objectives to establish a robust business model<text:span text:style-name="T4"> capable of solving</text:span> all challenges listed in previous chapter.</text:p>
      <text:p text:style-name="P11">Objectives typically emerge from various expectations from all stakeholders. So we will start with laying out foundation of this model by defining objectives associated with expectations from customer and merchant. Wherever required, we will get into the precise comparison between instantaneous business and subscription business and try to evaluate customer and merchant benefits in both business models and validate that both stakeholders are adequately benefitted by adopting subscription business model. </text:p>
      <text:h text:style-name="P5" text:outline-level="2">Mission Statement</text:h>
      <text:p text:style-name="P12"/>
      <text:p text:style-name="P12">The aim of a subscription based business model is to provide an innovative approach to</text:p>
      <text:p text:style-name="P12">Enrich the customer satisfaction by means of enabling ease of business and </text:p>
      <text:p text:style-name="P12">Enjoy the benefits of maintaining consistent association with the business provider as well as</text:p>
      <text:p text:style-name="P12">Assure the merchant of winning recurring, failsafe, consistent and persistent business</text:p>
      <text:p text:style-name="P12">Without compromising customer satisfaction.</text:p>
      <text:p text:style-name="P11">We will ensure that each objective must satisfy one or more aspects of the above mission statement.</text:p>
      <text:p text:style-name="P11">The expected outcome of these objective is to design a ‘Subscription Ecosystem’ which is adaptable, intelligent, fault-tolerant, self-corrective, introspective and hence an ultimate adoptable business model.</text:p>
      <text:p text:style-name="P11">Since the benefits of any business model apply to both the parties; i.e. buyer and seller the objectives should also be categorized as subscriber centric and merchant centric. It is not enough to set them in isolation but also important to correlate them to validate how a benefit to one stakeholder brings benefit(s) to the other.</text:p>
      <text:h text:style-name="P5" text:outline-level="2">Subscriber centric objectives</text:h>
      <text:h text:style-name="P6" text:outline-level="3">Quality</text:h>
      <text:p text:style-name="P11"/>
      <text:p text:style-name="P11">Regardless of nature of business (periodic or instantaneous) quality of purchased goods has always been and will always be the first criteria for most customers. In case of branded products the quality is the responsibility of those brands and customers are already associated with some or the other brands. But it may be an issue for non-branded products such as non-packaged grains, dry fruits, sugar etc. </text:p>
      <text:p text:style-name="P11"><text:soft-page-break/>A merchant has to ensure that whatever products (branded or no branded) he/she is offering they should be of good quality. Many new/upcoming products get launched in market with highly competent prices as well as lucrative margins for merchants. Hence merchant as well as subscribers may get tempted to offer them/buy them. But if these are later found to be of inferior quality, subscribers will not blame their own choices but will blame the merchant who offered these products. <text:s/></text:p>
      <text:p text:style-name="P11">Subscription eco-system itself does not influence management of quality of product and it is up to merchant to determine what quality of products to sell through it. Hence this objective merely becomes a philosophical advice for the merchants. We will not take this objective further in eco-system design. But this objective is discussed here to emphasize the fact that selling inferior quality of good cause more harm to subscription business than it is to instantaneous business, as the basic success factor is long term retention of subscribers.</text:p>
      <text:h text:style-name="P6" text:outline-level="3">Convenience/Ease of doing Business</text:h>
      <text:p text:style-name="P11"/>
      <text:p text:style-name="P11"><text:span text:style-name="T4">Which all</text:span> interfaces to be provided to the subscribers to book their subscriptions as well as track their deliveries, mainly depends on the age and awareness level of expected subscribers. For the subscribers who are unable to handle their purchases by means of online shopping can be provided ‘curbside’ like kiosks/outlets, where they can book their subscription and get a passbook like record of booked subscription, which will keep on getting periodically updated for the deliveries made, payments made, benefits gained/vested, history of alterations to subscriptions made, history of subscription renewals etc. This way they will keep updated on their subscription status, cost savings, add on benefits, due payments etc.</text:p>
      <text:p text:style-name="P11">For other category of subscribers who are eligible of handling their shopping through online means, lot of convenience, by buying things online through various interesting interfaces has been one of the main motivation factors for customers.</text:p>
      <text:list xml:id="list663443140" text:style-name="WWNum4">
        <text:list-item>
          <text:p text:style-name="P14">Subscribers will be happy buying their periodic needs online through a self-intuitive user interface, so that they will save lot of their time going to market for shopping of these items, standing in long billing queues etc. The interface can be a web portal, sophisticated mobile app, Amazon Echo (Alexa), Google Siri etc. The interface should be so simple to operate that any newbie to computer, smartphones and internet world can also be able to operate them. </text:p>
        </text:list-item>
      </text:list>
      <text:p text:style-name="P9"/>
      <text:p text:style-name="P9">The type of orderers depend on nature of business. For retail/grocery/medicine business may include non-working house wives, elderly citizens and lower middle class members. These people may not be internet aware and their mobile usage may be limited. So they may not be able to operate big workflow driven interfaces. Chatbots or Amazon Echo can be extremely handy for such customers. Such interfaces can also save lot of time of internet aware customers. Since the mission is to reach the remotest and last citizen of the region effective human interface make significant impact on the success of subscription business. Though all above requirements are true for instantaneous business too<text:span text:style-name="T6"></text:span>.</text:p>
      <text:p text:style-name="P9"/>
      <text:list xml:id="list161721756901991" text:continue-numbering="true" text:style-name="WWNum4">
        <text:list-item>
          <text:p text:style-name="P14">A Subscriber should be able to track status of current subscription such as completed/pending deliveries, pending/completed payments, benefits gained and reasons <text:soft-page-break/>for each benefit received, reasons for excess/lesser payments, <text:s/>new promotional campaigns matching their usage profiles etc. though these interfaces. Also, history of earlier subscriptions prices charged, discounts offered during them etc. can also provide the complete history of subscriber-merchant association.</text:p>
        </text:list-item>
      </text:list>
      <text:p text:style-name="P9"/>
      <text:list xml:id="list161720811864609" text:continue-numbering="true" text:style-name="WWNum4">
        <text:list-item>
          <text:p text:style-name="P14">Through offline communications such as e-mail, sms, <text:s/>voice message etc. he/she should keep on getting notified of important events such as order confirmation, renewal confirmation, confirmation of content change, change of offer price of subscribed product, confirmation of received payments, deposition of marked benefits in his/her account, pending payment, status of any grievance /complaints made etc.</text:p>
        </text:list-item>
      </text:list>
      <text:p text:style-name="P8"/>
      <text:list xml:id="list161721927031431" text:continue-numbering="true" text:style-name="WWNum4">
        <text:list-item>
          <text:p text:style-name="P14">Subscribers should be allowed to make any changes to their subscription content any time during subscription period. Frequent alterations may not be good for subscription business as the demand predictions hamper to frequent changes. But still it’s a required trade off so as to ensure subscriber’s flexibility to change their choices, as they may not wish to be bound by their initial commitments made during subscription registration (as those commitments were based on their past needs context which may have changed during the time). <text:s/>Also absence of such flexibility may negatively impact duration of commitment that subscriber may wish to commit to, as he/she may have shorter visibility of his/her future needs. So he/she may refrain from getting into longer term commitment with merchant. </text:p>
        </text:list-item>
      </text:list>
      <text:p text:style-name="P9"/>
      <text:p text:style-name="P9">After gathering adequate historical subscription data, analysis can be made on how much percentage of individual initial commitment undergoes change (volume as well as frequency) by the end of a subscription. In case it appears to be considerably impacting the demand forecasts, appropriate promotional measures such as benefits/reward schemes can be offered where subscribers 100% adhering to initial commitment for full subscription period should be additionally rewarded by some means(example: no change bonus).</text:p>
      <text:p text:style-name="P9"/>
      <text:list xml:id="list161722207136391" text:continue-numbering="true" text:style-name="WWNum4">
        <text:list-item>
          <text:p text:style-name="P14">Subscribers will want the purchased goods to be delivered at their doorsteps, mostly on expected precise time. Hence logistics is expected to be vital part of the supply chain. Though managing dynamics and costs associated with distribution and logistics can be a separate subject of discussion, some innovative means can be thought of to maximize the gains against the distribution cost.</text:p>
        </text:list-item>
      </text:list>
      <text:h text:style-name="P6" text:outline-level="3">Multidimensional Benefits model</text:h>
      <text:p text:style-name="P11"/>
      <text:p text:style-name="P11">As described in earlier chapter, merchant needs to answer a question for a subscriber ‘What’s there in it for me?’</text:p>
      <text:p text:style-name="P11">When a customer wants to buy set of products, he/she may choose products based on few or all of the below criterion.</text:p>
      <text:list xml:id="list3633117583" text:style-name="WWNum8">
        <text:list-item>
          <text:p text:style-name="P15">Brand preference: Out of various brands available which brand he/she would like to buy.</text:p>
        </text:list-item>
        <text:list-item>
          <text:p text:style-name="P15">Quality</text:p>
        </text:list-item>
        <text:list-item>
          <text:p text:style-name="P15">Prices and benefits being offered per quantity/duration of subscription.</text:p>
        </text:list-item>
        <text:list-item>
          <text:p text:style-name="P15"><text:soft-page-break/>Quality of service by the merchant (on time delivery, flexibility to change the agreement (change of subscribed goods/periodicity/volume etc., delivering products form latest batch etc.).</text:p>
        </text:list-item>
      </text:list>
      <text:p text:style-name="P9"/>
      <text:p text:style-name="P10"><text:span text:style-name="T7">Price sensitive</text:span> customers are more flexible on brand preference as they may tend to choose the products which provide them more cost saving or some added benefits. The choices (and quantity) are also influenced by the ‘added’ tangible/intangible benefits being offered by merchants. The duration and quantity of subscription gets positively impacted by these added offerings.</text:p>
      <text:p text:style-name="P11">Now when the customer wishes to turn into a ‘subscriber’, he will obviously expect some added benefits for getting into long term relationship with merchant.</text:p>
      <text:p text:style-name="P11">So what are the benefits that he can expect vs. merchant can offer?</text:p>
      <text:p text:style-name="P11">Let’s see what are those few “toppings” (on top of this basic advantage), those can be offered so as to motivate customers to turn into subscribers.</text:p>
      <text:h text:style-name="P7" text:outline-level="4">Topping 1: Discounted Price</text:h>
      <text:p text:style-name="P10"/>
      <text:p text:style-name="P10">The first benefit that a subscriber would expect is to get every item at maximum possible discounted price. This is how he/she may feel rewarded for his/her long term association with a merchant.</text:p>
      <text:p text:style-name="P11">Since success of subscription business lies in </text:p>
      <text:list xml:id="list78763284" text:style-name="WWNum5">
        <text:list-item>
          <text:p text:style-name="P16">Achieving large subscriber base </text:p>
        </text:list-item>
        <text:list-item>
          <text:p text:style-name="P16">Ensuring prolonged relationship with each of them</text:p>
        </text:list-item>
        <text:list-item>
          <text:p text:style-name="P16">Attracting them to buy maximum volume of goods</text:p>
        </text:list-item>
        <text:list-item>
          <text:p text:style-name="P16">Minimizing churning of existing subscribers</text:p>
        </text:list-item>
        <text:list-item>
          <text:p text:style-name="P16">Optimizing all sorts of costs to the best possible extent in order to maximize the yields. </text:p>
        </text:list-item>
      </text:list>
      <text:p text:style-name="P11">The total benefits to be awarded to subscribers should be determined according to each of these attributes. </text:p>
      <text:p text:style-name="P11">A merchant should be able to offer products at discounted prices (prices lesser than their MRP). Merchant should have mechanism to calculate the best possible discounted price for each of the products that can be offered based on performance of that product.</text:p>
      <text:p text:style-name="P11">But how is this different from heavily price-discounted products offered in instantaneous business? Even merchants into instantaneous business are also offering products at discounted prices in order to attract customers. </text:p>
      <text:p text:style-name="P11">Also, if multiple merchants are offering different discounts on the same product on a given day, should a subscriber choose to subscribe to the merchant offering most discount? During instantaneous shopping they may get used to adopt the ‘cheapest priced merchant’ strategy to choose the merchant to buy from, isn’t it?</text:p>
      <text:p text:style-name="P11">Well, the answer is not so straightforward in case of subscription business like it is in instantaneous business.</text:p>
      <text:p text:style-name="P11"><text:soft-page-break/>Due to periodic buying of same product over a longer duration by a customer, the total benefit that a subscriber is going to gain is not just limited to a discounted product price applicable for one delivery of that product. At next delivery if the offered price increases, it may ruin the gains (by compensating the same by the increased amount). It clearly means that the total benefit a subscriber gained depends upon total of each offer price paid for a product by the subscriber against the total of the MRP of all deliveries for the same product. Obviously the total gain/loss in a subscription will depend upon duration of subscription, volume of purchase and instantaneous prices for each of the delivered product applied at different dispensations. It means a merchant should be setting the pricing strategy based on various subscription parameters such as duration of subscription, volume of subscription, number of subscription renewals etc.. Alternatively he can bifurcate the pricing gains in terms of discounted price and rewards/benefits.</text:p>
      <text:p text:style-name="P11">Offering maximum possible discounts through prices or through other benefits can only be achieved through precise controlling of the cost, increasing operational efficiency (less investment more throughput) and minimize wastage. It means expectation of offering lucrative discounted price depends on objectives related to savings, efficiency and wastage minimization. We will have objectives listed below for each of these aspects.</text:p>
      <text:p text:style-name="P11">Now the above explanation raises an interesting question on the merchant’s ability to offer discounted prices to the products.</text:p>
      <text:list xml:id="list4249504784" text:style-name="WWNum98">
        <text:list-item>
          <text:p text:style-name="P17">Can a merchant always offer discount on a given product over a long period time to the same customer at different dispensations? </text:p>
        </text:list-item>
        <text:list-item>
          <text:p text:style-name="P17">Can a merchant offer ‘same’ discount for a product to same customer, over a longer period of time? <text:s/>Let’s see some explanation behind these questions.</text:p>
        </text:list-item>
      </text:list>
      <text:p text:style-name="P11"/>
      <text:h text:style-name="P7" text:outline-level="4">Topping 2: Commitment of Price/Discount</text:h>
      <text:p text:style-name="P11"/>
      <text:p text:style-name="P11">The main attraction for registering for a subscription is lucrative discounted prices offered for various products by the merchant. The challenge is on the merchant side. Can merchant keep same price for each of the subscribed product throughout the entire subscription period, by which he has initially attracted that subscriber? </text:p>
      <text:p text:style-name="P11">As we know that demand vs supply dynamics, changing trends, competition, inflation, operational efficiencies etc. greatly impact the prices of different products. Some brands are monopolistic or close to it and offer stable prices, but they usually offer very less margin to the sellers. New products gets launched with heavy discounts in the initial settlement period and later increase the prices. Some of them are really volatile in pricing and their price depends on demand vs supply dynamics. When adequate supply, these are offered at standard prices but soon prices may turn exorbitant if supply reduces.</text:p>
      <text:p text:style-name="P11">As we have seen earlier, as subscriber has registered with same merchant on a long term agreement, he/she has full visibility of the prices of the subscribed products being charged throughout subscription period. Unlike instantaneous business his/her shopping experience and its memory is not only limited to the shopping at an instance but now spread across number of deliveries coming at different times during entire subscription period. He/she <text:soft-page-break/>becomes much more sensitive to the changes to product prices, at which he/she had initially subscribed. Now imagine that offer price of a product is changing at every delivery. This situation contradicts to the one at subscription registration was made by the subscriber. The initial price offered to a subscriber, attracted him/her to get into subscription agreement. Such a situation may create suspicion and fear among the subscribers as it may appear seriously hampering their expectations of saving money and finally may make them refrain from continuing the same. </text:p>
      <text:p text:style-name="P11">This is a subscription specific situation, which demands following expectations from the business model.</text:p>
      <text:list xml:id="list186764974" text:style-name="WWNum99">
        <text:list-item>
          <text:p text:style-name="P18">Subscription business model is expected to offer some sort of price commitment at least for some products, if not all. </text:p>
        </text:list-item>
        <text:list-item>
          <text:p text:style-name="P18">There can be levels/categories of commitments depending upon market price volatility of each of the products, including a range of products offering ‘no’ commitment. </text:p>
        </text:list-item>
        <text:list-item>
          <text:p text:style-name="P18">The predefined commitment (including “no” commitment) should be explicitly published upfront, so that every subscriber will be aware (and mentally prepared) for possible price variations while choosing products and will not get a feeling of being fooled by the merchant.</text:p>
        </text:list-item>
      </text:list>
      <text:p text:style-name="P11">The business model proposes three types of product pricing categories, each of which can be associated with different products based on how these products react to the changing business demands.</text:p>
      <text:list xml:id="list1246853912" text:style-name="WWNum9">
        <text:list-item>
          <text:p text:style-name="P19">Price committed products: Many branded products such as tooth pastes or shampoos do not fluctuate greatly on price fronts over number of years. Their price gradually increases as response to inflation or increasing demands but the overall rise in a year is either negligible or within acceptable limits. Also if the price fluctuations are dependent on inflation, they may be regional in nature. For example: In USA prices of most of the products are more or less stable as compared to India for the same set of products. So the merchant may find it safer to commit absolute prices of such products to subscriber for his/her entire subscription period. </text:p>
        </text:list-item>
      </text:list>
      <text:p text:style-name="P9"/>
      <text:p text:style-name="P9">In case of price committed products, price of a product offered ‘<text:span text:style-name="T8">at the time of selection/ subscription registration’ </text:span>will be committed to respective subscribers (only) throughout their current subscription life. It means the price visible at the time of subscription will remain same until end of current subscription period. This should hold true even if the market price of that product gets changed one/many times during subscription period of those subscriptions <text:s/>and/or even if it may result into losses on that product, for the merchant).</text:p>
      <text:p text:style-name="P9"/>
      <text:p text:style-name="P9">How does this strategy works? Well, the idea here is not to commit same price to all the subscribers subscribing to a product, at all the time. Offered price of every product may be changing every minute/hour/day/week, based on changing business situations such as supply vs demand dynamics/ trend change/inflation etc. Subscribers are subscribing to that product at different times. So each of them will be subscribing to that product at an offered price valid that point. At/after that moment any new subscriptions for that product may be offered a newer offer price, and hence will apply to new subscriptions registered <text:soft-page-break/>then onwards and so on. Thus subscribers subscribing to the same product but on a different day/time may subscribe at different offered prices. <text:s/>Every subscriber may have his/her own version of committed price for a product, which is different from other subscribers subscribing to the same product.</text:p>
      <text:p text:style-name="P9"/>
      <text:p text:style-name="P9">What will happen if a range of offer prices of a product are committed to range of subscribers, and then market price of that product has increased, thereby making it difficult for the merchant to supply that product to subscribers with same offer prices?</text:p>
      <text:p text:style-name="P9"/>
      <text:p text:style-name="P9">The answer lies in intelligent business strategy which not only control losses due to price fluctuations but help spread those among active subscriptions. Let’s see how this can be achieved.</text:p>
      <text:p text:style-name="P9"/>
      <text:p text:style-name="P9">After committing an offer price to range of subscribers if merchant start incurring loss for all these subscribers, the spread is limited to only few subscribers as different subscribers are committed different prices. Thus some of the committed offer prices are bringing losses, some of them are yielding breakeven and some of them may be yielding profits for the merchant.</text:p>
      <text:p text:style-name="P9"/>
      <text:p text:style-name="P9">Secondly there should be a constraint on maximum allowed subscription period, let’s say 12 months. After exhausting of current subscription agreement subscriber can always renew his/her subscription. Even if set of offered prices committed during an active subscription period start incurring losses for the merchant, their duration will be limited to (remaining) active subscription period. The renewal of a subscription will be a new agreement and new/latest offer price for each subscribed product will be offered to subscriber for the new commitment. Some of these offered prices may be more whereas some may be lesser less than those offered during earlier subscription period and subscriber also has a chance to improve/correct his/her gains.</text:p>
      <text:p text:style-name="P9"/>
      <text:p text:style-name="P9">Lastly there should be an intelligent mechanism to distribute the losses being incurred due to market price changes among forthcoming prices and subscriptions so as to relieve their burden on merchant. We will see how, in short while.</text:p>
      <text:p text:style-name="P9"/>
      <text:list xml:id="list161720838375397" text:continue-numbering="true" text:style-name="WWNum9">
        <text:list-item>
          <text:p text:style-name="P19">Percentage discount committed products: Market prices of some products may fluctuate more frequently and considerably but they provide relatively constant margin (difference between MRP and breakeven price) to merchant. Committing absolute value of offer price for entire subscription period may be risky but instead it is relatively safer to commit discount percentage. </text:p>
        </text:list-item>
      </text:list>
      <text:p text:style-name="P9"/>
      <text:p text:style-name="P9">In case of a percentage discount committed product, subscriber is committed a fixed discount percentage on the latest MRP at the time of every delivery. In this case the actual price to be paid by subscriber will vary if its MRP changes, though discount percentage is fixed. This is because the percentage discount is calculated on latest MRP at the time of every delivery.</text:p>
      <text:p text:style-name="P9"/>
      <text:p text:style-name="P9"><text:soft-page-break/>Merchant may start incurring loss for any such product if the product starts offering lesser margin for him, even less than discount percent being offered. This may happen due to various reasons, such as the product may be getting very popular in the market very fast and hence squeezing on the margins being offered.</text:p>
      <text:p text:style-name="P9"/>
      <text:list xml:id="list161722210589199" text:continue-numbering="true" text:style-name="WWNum9">
        <text:list-item>
          <text:p text:style-name="P19">No commitment products: Many products mostly categorized under primary needs such as pulses, edible oil, sugar vary so unpredictably on price <text:s/>as well as demand vs supply dynamics that it is impossible to either commit price or percentage discount for them for entire subscription period. </text:p>
        </text:list-item>
      </text:list>
      <text:p text:style-name="P9"/>
      <text:p text:style-name="P9">In case of no commitment products the subscriber has to pay latest offered price on the product at every delivery. Some time it can be much lesser than the one shown at the time of subscription and sometimes it may be considerably more.</text:p>
      <text:p text:style-name="P11">Why to Commit???</text:p>
      <text:p text:style-name="P11">No product is inflation proof and in most cases after committing a price/percent discount on a product, the purchase/breakeven price of that product may increase, resulting into loss to the merchant. Then why does merchant need to commit anything to subscribers? </text:p>
      <text:p text:style-name="P11">Establishment of Trust:</text:p>
      <text:p text:style-name="P11">Products are not just being sold once but they are subscribed for a repetitive sale. In such case showing them one offer price for the sake of subscription and later changing it every now &amp; then thereby ruining the subscriber gains, defeats subscriber’s intent behind subscribing to that product. Moreover it may generate a feeling of being cheated, among subscribers.</text:p>
      <text:p text:style-name="P11">Instead it would be appropriate to publish an offer price for a product with its commitment category upfront, and provide a disclaimer associated with each category.</text:p>
      <text:p text:style-name="P11">Example: For Product X having MRP of 50 Rs., merchant may publish an offer price of 43 Rs. and also publish its commitment category as “Price Committed”. Somewhere in the disclaimer for “Price Committed Category, a rule is published which says that “once an absolute amount of price is committed for a product to a subscription then for entire current subscription it will remain constant”.</text:p>
      <text:p text:style-name="P11">Similarly for some other product “Y” having an MRP of 60 Rs, merchant may have published an offer price of 49 Rs. and also published its category as “Price Non-committed”. Somewhere in disclaimer of “Price Non-committed” category, a rule is published which says that “current published price for a product is just applicable at current time, and it may vary anytime during subscription so that each delivery a different price may be charged to the subscriber for that product.”</text:p>
      <text:p text:style-name="P11">Such categorization related to price commitment and related disclaimers exhibit merchant’s intent to provide best prices to the subscribers and possible variations in its price due to demand/supply dynamics are clearly conveyed upfront, to people subscribing for those products. </text:p>
      <text:p text:style-name="P11">Price Corrections for compensating limited losses:</text:p>
      <text:p text:style-name="P11"><text:soft-page-break/>In case of loss (or loss of profit) like situation, the offer price should be able to correct itself by use of appropriate pricing algorithm. We will go in detail on pricing policies and algorithms in coming chapters. For now, just providing an illustration of one scenario. In a situation where demand is increasing but profit is diminishing (because product is being offered to considerable number of active subscriptions at a price much lower than its current market price, resulting into not only ruining the available margin but also put a reverse bourdon on merchant to pay out of his pocket), the newly calculated offer price is expected to be more than earlier offered price, adequately larger so as to bring the product up to its current worth. Such an upward price revision will compensate for the loss due to lower price quoted earlier and bring business of that product again at breakeven. <text:s text:c="3"/></text:p>
      <text:p text:style-name="P11">The strategy to determine the extent to which current offer price should be revised should be well defined. One option is to record each instance of total loss due to change in market price, and gradually compensate it in one or more subsequent offer prices. Thus minimum possible share of that loss instance will be spread among all active subscriptions. The revised offer price, is just absorbing some part of the loss and since it is going to be spread among large number of new subscriptions each subscriber is burdened negligibly. When new subscribers will subscribe to that product (or existing subscribers will renew their subscription to the same product), they will pay a small part of this loss through a tiny increased offer price. We will see in coming chapters how this can be devised.</text:p>
      <text:p text:style-name="P11"/>
      <text:h text:style-name="P7" text:outline-level="4">Topping 3: Added benefits for promoting more purchase &amp; consistent association</text:h>
      <text:p text:style-name="P11"/>
      <text:p text:style-name="P11">If a subscriber is buying majority of needs from the same merchant, is he/she being rewarded for his/her long term affiliation with that merchant?</text:p>
      <text:p text:style-name="P11">Looking little deeper in this kind of relationship, a subscriber is getting into long term agreement with the merchant where he promises to buy certain set of products periodically for the agreement duration. So the merchant is awarded with an assured business for a fixed duration. It is resulting into merchant making more precise demand predictions, negotiate better on price front, reduce losses, optimize on wastage, operating expenses and maximize self-gain. Secondly it is saving humongous marketing cost which merchant otherwise would have spent to bring the same customer back to him.</text:p>
      <text:p text:style-name="P11">As merchant is automatically wining a long term relationship with existing subscriber, he can focus more on winning new subscribers.</text:p>
      <text:p text:style-name="P10">One variant of it is the “Costco” business model where the merchant operates on low margins but sells goods in large volumes to its registered customers. It ensures two main things</text:p>
      <text:list xml:id="list3462992545" text:style-name="WWNum24">
        <text:list-item>
          <text:p text:style-name="P20">Its customers are buying their needs in high volume and in turn gain significant price benefits.</text:p>
        </text:list-item>
        <text:list-item>
          <text:p text:style-name="P20">Its membership which assures customers of good quality high volume goods in lucrative price propositions, ensure customer loyalty. </text:p>
        </text:list-item>
      </text:list>
      <text:p text:style-name="P11">In subscription world a parallel variant of this voluminous purchase based business model should be present to compete with the “Costco: model. It should ensure that a subscriber should be rewarded in proportion to the total volume/price of his/her subscription. For <text:soft-page-break/>example the definition of voluminous purchase is buying Rs.5000 or more per month of goods for six months, OR buying Rs. 3000 or more per month of goods for one year OR buying Rs. 40000 worth goods or more in a year. Here unlike Costco, a subscriber is not buying volume of goods in one turn but churning equivalent (or even more) volume in iterations in number of months. So benefits equivalent to volume of goods churned till date should be rewarded in linear, logarithmic or exponential manner. This will tempt the subscribers to subscribe for more volume of goods per period, or more volume of goods for more number of periods in a subscription, as his savings/earnings are increasing in equivalent proportion.</text:p>
      <text:p text:style-name="P11">When a merchant opts for the discounted pricing model, which does not distinguish between subscribers subscribing for larger volume of items vs those who opt for much lesser volume, Or between subscribers having much longer subscription period as against the others, rewards/ cashbacks kind of benefits prove to be an excellent topping for attracting more customers. </text:p>
      <text:p text:style-name="P11">High level rules template for rewarding benefits as well as vesting them are as follows.</text:p>
      <text:list xml:id="list476139586" text:style-name="WWNum100">
        <text:list-item>
          <text:p text:style-name="P21">A subscriber who is subscribing to longer term association with merchant as compared with other subscribers may be rewarded with something in proportion to his/her duration of association with merchant.</text:p>
        </text:list-item>
        <text:list-item>
          <text:p text:style-name="P21">A subscriber, who is subscribing to more volume of good per subscription than the set threshold period, may be rewarded benefits, in proportion the volume of subscription.</text:p>
        </text:list-item>
        <text:list-item>
          <text:p text:style-name="P21">A subscriber who has fully completed agreed subscription duration and adhered to initially agreed subscription content( did not change either products, their volume per period, their periodicity or total subscription duration) <text:s/>may be rewarded benefits to promote precise registration of desired products, their volumes and periodicity as the same helping him yielding more precise forecast of each of the products, which can enable him to bring excellent operation efficiency measures, negotiate well with suppliers/manufacturers as well as minimize wastage.</text:p>
        </text:list-item>
        <text:list-item>
          <text:p text:style-name="P21">A subscriber who may be revoking his/her subscription before end of subscription period should get benefits in proportion to active subscription period. Similarly a subscriber changing his subscription content during subscription period should be rewarded benefits in proportion to revenue that he/she is contributing to the merchant. </text:p>
        </text:list-item>
        <text:list-item>
          <text:p text:style-name="P21">Subscription business model should have the capability to calculate the above mentioned proportional benefits in advance, when a subscriber is registering his/her subscription and inform him/her that he will get these benefits on account of subscription of specific volume/duration and it may increase if either of volume/subscription is increased. The idea is to attract the customer to subscribe for more volume of goods and for longer subscription period as well as preventing him/her from making many changes into initially registered subscription.</text:p>
        </text:list-item>
      </text:list>
      <text:p text:style-name="P11">The benefits awarded may be directly proportional to volume/duration of subscription or there may be “slabs” (ranges) according to which benefits for a subscription is calculated. For example: If <text:s/>a benefits policy is set where a subscriber subscribing in the range of 40,00 Rs. to 50,000 Rs will get X value of benefits whereas those subscribed for 51,000 Rs. to 60,000 will gain 1.5X value of benefits. </text:p>
      <text:p text:style-name="P11"><text:soft-page-break/>The subscription system should be supportive of multiple of such policies and let merchant decide how he/she wishes to frame the rules for different benefits.</text:p>
      <text:h text:style-name="P7" text:outline-level="4">Topping 4: Loyalty based benefits</text:h>
      <text:p text:style-name="P11"/>
      <text:p text:style-name="P11">Conscious efforts made by merchant are not just for subscribers getting into longer term agreement but also to make them repeatedly renew their subscriptions (contracts) with same merchant again and again. The number of renewals of subscriber’s association with same merchant is tracked to determine how many loyalty points a subscriber will earn. It can be in the form of additional discounts or cash back schemes or loyalty/reward points etc. Thus this loyalty further helps reducing effective unit price of each product being subscribed by a subscriber.</text:p>
      <text:p text:style-name="P11">Example: A subscriber who has subscribed for 6 months, later renewed it for 6 months thrice, the loyalty benefit should be calculated based on his period of one subscription and number of renewals. In this case it will be 6*(1+1+1+1). The other subscriber who has subscribed for 6 months, renewed it for an year and renewed again for 8 months will be determined proportional to 6*(1+2+1.33) and so on.</text:p>
      <text:p text:style-name="P11">Just like volume/duration based benefits, loyalty based benefit definitions should also be flexible and merchant should be able to configure the one of their own choice.</text:p>
      <text:p text:style-name="P11">The above multi-layered benefits model which greatly benefits not only to subscribers but also to merchants is only possible in subscription business model. Those subscribers who are contributing to more assured business for merchant as well as to maximizing his/her gain will be in turn maximize their own savings in form of multilevel benefits as described above.</text:p>
      <text:p text:style-name="P11">Another intangible benefit of this multilevel benefits model is that, as the total gain by a subscriber is determined at multiple levels with multiple factors, it is not possible to do an ‘apple to apple’ comparison between the gains by two subscribers. Since the effective price of a subscribed product is a resultant of its offered price, benefit value per unit of product gained due to volume of subscription, benefit value per unit gained due to duration of subscription, benefit value per unit gained due to number of subscription renewals etc. etc., it’s effective price may vary between different subscribers even though they have subscribed at the same merchant.</text:p>
      <text:p text:style-name="P11">There can be numerous combinations of price discounts, price commitments and various benefit schemes, by which merchants may decide to maximize gains of their subscribers without compromising their own benefits.</text:p>
      <text:p text:style-name="P11">For example: Some merchant may not provide any discount on offer price (offer price same as MRP) but provide opportunity of maximizing gains on duration/volume/number of renewals of subscription, by providing exponential increase after crossing slab/threshold of each of the offered benefit rule. Others may opt to provide heavy discounts on offer prices but no products are price committed, thus providing benefits to subscriber without the risk of incurring the loss. Third category of merchants may make all products price/discount committed with lucrative price discounts but no providing any other layer of benefits. <text:s text:c="2"/></text:p>
      <text:p text:style-name="P11"><text:soft-page-break/>In all, these numerous money saving options provide opportunities for subscribers to determine their savings as well as effective unit price of every subscribed product, by fitting into one or more benefits schemes. </text:p>
      <text:h text:style-name="P6" text:outline-level="3">Flexible Payment schemes</text:h>
      <text:p text:style-name="P11"/>
      <text:p text:style-name="P11">Payment is a challenging endeavour in subscription business. This is because </text:p>
      <text:list xml:id="list161721807356664" text:continue-list="list161722207136391" text:style-name="WWNum4">
        <text:list-item>
          <text:p text:style-name="P14">Subscriber will be subscribing for multiple products which will be delivered in predefined iterations in future. It may not be appropriate to mandate 100% payment for the entire subscription period in advance. Total subscription amount may be huge, which a subscriber may not be ready to invest/block upfront. <text:s/>Also any such mandate may make subscription business limited only to rich customers who can afford to invest such an amount just to enjoy some convenience. </text:p>
        </text:list-item>
      </text:list>
      <text:p text:style-name="P9"/>
      <text:p text:style-name="P9">On the other hand maximum advance payment per subscription significantly boosts merchant’s capital. Merchant may as well gain attractive interest on huge corpus collected out of advanced payment. So the intent should be to promote an environment where subscribers are motivated (not mandated) to make maximum advance payment. It can be done by setting up some benefits/discounts schemes where more advance payment will attract lucrative benefits to the investing subscribers.</text:p>
      <text:p text:style-name="P9"/>
      <text:list xml:id="list161721339625699" text:continue-numbering="true" text:style-name="WWNum4">
        <text:list-item>
          <text:p text:style-name="P14">We have seen earlier that products can be categorised as “Price Committed”, “Discount Percent Committed” or “Non-Committed”. They indicate level and frequency of fluctuations in offer prices. It means the total subscription amount keeps on changing during subscription period. Hence it may not be possible to calculate exact total amount for the whole subscription upfront, as the products selected by a subscriber may be falling into any of the above categories and hence price of each product may not remain constant across deliveries. For example: For non-committed product different price may be charged at the time of almost every delivery. Thus the notion of “Full Advance payment” is not realistic, if merchant has decided to apply any pricing categories other than to ‘price committed’ category, to various products.</text:p>
        </text:list-item>
        <text:list-item>
          <text:p text:style-name="P14">Subscriber may be altering his/her earlier orders during subscription period, due to which total as well as due amount will keep on varying. </text:p>
        </text:list-item>
        <text:list-item>
          <text:p text:style-name="P14">It may be annoying experience for subscribers, if merchant starts claiming the dues periodically through monthly reminders. He/she should be provided easier options of payment suiting to his/her appetite. Some may prefer majority of payment to be done in advance whereas others may prefer cash on delivery kind of options. Few may make some payment in advance but process the remaining payment in instalments. <text:s/></text:p>
        </text:list-item>
      </text:list>
      <text:p text:style-name="P11">The business model should offer number of payment schemes each capable of calculating, receiving and tracking every individual payment as per definition and offer multiple such payment schemes to subscribers to choose their suitable payment option to enjoy payments in a flexible manner. </text:p>
      <text:p text:style-name="P11">The schemes may also be tied with the level/class of subscriber if any. For example, a subscriber who has renewed his voluminous subscription of longer durations, n times and <text:soft-page-break/>hence turned as a “Platinum” class subscriber. So he/she may enjoy few deliveries without making any advance payment, as part of added privileges enabled for him/her and all “platinum” class members.</text:p>
      <text:p text:style-name="P11">Each of these schemes will also help defining the association of payments with deliveries. For example in case of normal class subscribers, only those deliveries will be made for which payment has already been received or being immediately fulfilled at the time of delivery (cash on delivery option). In silver class subscribers, they may be eligible to receive one delivery (after agreed advance payment) even if its payment is not fulfilled, for gold class subscribers the limit may be 2 deliveries and so on. It is up to individual merchants how much liberty they want their subscribers to enjoy for fulfilling their dues.</text:p>
      <text:p text:style-name="P11">Now you may have understood that tracking each subscriber payment for the appropriate payment schemes offered to him or selected b him is indeed a complex endeavour, but may be super useful in building larger customer base in short time due to such payment flexibility options. Now let’s understand brief workflow on how to do that.</text:p>
      <text:p text:style-name="P11">We have already understood that prices for products under the ‘price committed’ category are going to remain constant for the current subscription duration, the arithmetic for payments of these products is relatively simple. Let’s start with a simpler scenario where subscriber has chosen all products categorized into ‘Price Committed’ category, Or merchant offered all the products into ‘Price Committed’ category.</text:p>
      <text:list xml:id="list4191181478" text:style-name="WWNum101">
        <text:list-item>
          <text:p text:style-name="P22">Calculate total subscription amount for entire subscription at registration. Also calculate amount of each delivery to be made as part of this subscription.</text:p>
        </text:list-item>
        <text:list-item>
          <text:p text:style-name="P22">Calculate amount of each delivery at each delivery dispatch event as well as subscription content change event to ensure that if any alterations are made by subscriber after previous payment instalment then it will be captured and current instalment in updated with these changes.</text:p>
        </text:list-item>
      </text:list>
      <text:p text:style-name="P11">Let’s understand the treatment required for the products categorized under either of the ‘variable’ pricing category (percent committed OR none committed).</text:p>
      <text:p text:style-name="P11">There are two parts of payment processing</text:p>
      <text:list xml:id="list3088572070" text:style-name="WWNum39">
        <text:list-item>
          <text:p text:style-name="P23">Calculate the due payment at each delivery dispatch event as well as at each subscription content change event. Delivery dispatch event is the latest event where offer prices of deliveries goods in variable pricing categories are picked up for calculation of delivery amount. At subscription content change event new products are getting added with different price buckets (than the earlier price buckets for the same products). Also if products are getting removed they should be removed with lowest offer prices between the one at confirmation and at an instance of removal. Hence these two events seem to be most appropriate for calculating payments.</text:p>
        </text:list-item>
        <text:list-item>
          <text:p text:style-name="P23">Define delivery cycles as ‘payment schemes’ where part of the due payment calculated so far will be received from the subscribers.</text:p>
        </text:list-item>
      </text:list>
      <text:h text:style-name="P7" text:outline-level="4">Calculation of due amount due to variations in offer price and variations in subscription content</text:h>
      <text:p text:style-name="P10"/>
      <text:p text:style-name="P10"><text:soft-page-break/>We know that due to three pricing categories, the products lying in percent committed and none committed category offer variable prices. Since the offer prices are assigned to the deliverable content just before the ‘delivery dispatch’ event, the latest price of products in percent/non committed pricing category are picked up of billing. <text:s/></text:p>
      <text:p text:style-name="P10"/>
      <text:p text:style-name="P10">How will the payments be processed if the prices of few deliverables keep varying from delivery to delivery? This is the complex scenario applicable only to subscription business, where content commitments are made in advance (at the time of subscription confirmation) but price commitments come at the time of deliveries and only specific to those deliveries for many products.</text:p>
      <text:p text:style-name="P10"/>
      <text:p text:style-name="P10">Let’s see the lifecycle of due payment calculation in detail.</text:p>
      <text:list xml:id="list2604722771" text:style-name="WWNum38">
        <text:list-item>
          <text:p text:style-name="P28">At the time of ‘subscription confirmation’ the total due payment of a subscription is determined by considering current prices of all products subscribed to, and notified/displayed to the subscriber with appropriate disclaimers for products associated with variable prices. Let’s name is as ‘TENTATIVE SUBSCRIPTION AMOUNT’ for the full subscription. The word ‘Tentative’ indicates that it will undergo number of changes/corrections during the tenure of subscription, for products lying in variable pricing categories.</text:p>
        </text:list-item>
        <text:list-item>
          <text:p text:style-name="P28">Appropriate payment scheme (from amongst the one listed below) should be chosen by subscriber at the time of subscription registration. So the same gets applied on ‘subscription confirmation’ event. It will calculate the amount to be paid by the subscriber before first delivery, if any as well as delivery numbers after which some proportion of due amount till date is to be paid by the subscription and the proportion value. So upon subscription confirmation subscriber should be notified on his channel console, something like, </text:p>
        </text:list-item>
      </text:list>
      <text:p text:style-name="P29">Thanks for confirming subscription with us, your tentative subscription amount is Rs. 36,000. </text:p>
      <text:p text:style-name="P29">You will have to pay Rs.3000 in advance in order to start the deliveries. </text:p>
      <text:p text:style-name="P9"><text:span text:style-name="T5">Your next instalment will be after 5</text:span><text:span text:style-name="T10">th</text:span><text:span text:style-name="T5"> delivery and will be 2/3</text:span><text:span text:style-name="T10">rd</text:span><text:span text:style-name="T5"> of the total due amount at that time.</text:span></text:p>
      <text:p text:style-name="P9"><text:span text:style-name="T5">Your next instalment will be after 7</text:span><text:span text:style-name="T10">th</text:span><text:span text:style-name="T5"> delivery and will be 1/3</text:span><text:span text:style-name="T10">rd</text:span><text:span text:style-name="T5"> of the total due amount at that time. </text:span></text:p>
      <text:p text:style-name="P9"><text:span text:style-name="T5">Before last delivery you will have to pay the remaining dues those may arise after 7</text:span><text:span text:style-name="T10">th</text:span><text:span text:style-name="T5"> delivery.</text:span></text:p>
      <text:list xml:id="list161721845773946" text:continue-numbering="true" text:style-name="WWNum38">
        <text:list-item>
          <text:p text:style-name="P28">At the time of ‘delivery dispatch’ event, latest offer price for none committed products and MRP (if changed after last delivery) for percent discount committed products is fed to the Due Correction process. The responsibility of this process is to calculate the due amount corrected due to variation in offer price of variable priced products. </text:p>
        </text:list-item>
      </text:list>
      <text:p text:style-name="P9">The difference in offer price at the time of subscription confirmation and the one at the time of dispatch, for a variable priced product, multiplied by quantity of that product currently being dispatched, will provide the due amount for that product. With similar logic the total due amount arising due to all variable priced products being delivered in that delivery is established. This procedure is repeated for each delivery. </text:p>
      <text:p text:style-name="P9">If latest offer price is less than the one at confirmation, the difference will become negative and hence total due will be reduced, else it will increase.</text:p>
      <text:list xml:id="list161722430044495" text:continue-numbering="true" text:style-name="WWNum38">
        <text:list-item>
          <text:p text:style-name="P28"><text:soft-page-break/>When a subscriber makes changes to the subscription content, it warrants recalculation of due amount due to products/quantities being added/removed. <text:s/>The change will induce more due amount if any addition is made to the subscription. If change will induce reduction in due amount if any product is removed OR quantity of any product is reduced. </text:p>
        </text:list-item>
      </text:list>
      <text:p text:style-name="P9">If quantity of any already subscribed product is increased, the newly added quantity is added with the latest price bucket. It means the same product will have some quantity with one price bucket and some quantity with a different price bucket.</text:p>
      <text:p text:style-name="P9">If any product is removed/reduced in quantity, the correction to the due amount is required so as to understand the refund amount that may need to be paid back to the subscriber. When a quantity is reduced or product is withdrawn, the lowest of the offer price at the time of subscription confirmation and the latest one is considered while calculating the refund amount. The refund amount is adjusted with total due amount to be recovered so as to understand if any amount is due form the subscriber or it is to be refunded. </text:p>
      <text:p text:style-name="P9"/>
      <text:list xml:id="list2257067089" text:style-name="WWNum40">
        <text:list-item>
          <text:p text:style-name="P24">For price committed products the incremental quantity should be charged with latest offer price at the time of subscription change.</text:p>
        </text:list-item>
        <text:list-item>
          <text:p text:style-name="P24">For percent discount committed products the incremental quantity should be charged with latest percent discount (on latest MRP) at the time of subscription change.</text:p>
        </text:list-item>
        <text:list-item>
          <text:p text:style-name="P24">For none committed products the incremental (and total) quantity should be charged with latest offer price at the time of subscription change.</text:p>
        </text:list-item>
        <text:list-item>
          <text:p text:style-name="P24">In case of decrease in quantity of a product OR cancellation of a product the reduction in due amount is made with the lowest offer price/percent discount between latest offer price at the time of change OR the offer price at the time of subscription confirmation.</text:p>
        </text:list-item>
      </text:list>
      <text:p text:style-name="P9"/>
      <text:p text:style-name="P9">Needless to say that this correction to due amount due to subscription content change will be applicable to products belonging to all three price categories including ‘price committed’ category, if content change has happened to them. <text:s/></text:p>
      <text:list xml:id="list161722215366966" text:continue-list="list161722430044495" text:style-name="WWNum38">
        <text:list-item>
          <text:p text:style-name="P28">In case a subscription has undergone one or more content changes, a deliverable consignment may include one or more products having some quantity associated with a price bucket and remaining quantity associated with different price bucket. This may happen because subscriber may have added some quantity later during subscription tenure. </text:p>
        </text:list-item>
        <text:list-item>
          <text:p text:style-name="P28">Correction to the due amount due to offer price variations is made only to the latest delivered consignment; No corrections are made to the future deliveries. This is because such a correction will become useless, as the offer prices may undergo change again at each of the next deliveries and hence will demand corrections again with revised prices. </text:p>
        </text:list-item>
      </text:list>
      <text:p text:style-name="P9">But the correction due to subscription content modification is applied to all remaining content (till end of subscription) yet to be delivered after content modification, for the products for which content is modified.</text:p>
      <text:p text:style-name="P9"/>
      <text:p text:style-name="P11">Now as we have understood the calculation of due amount as well as calculations of ‘corrections’ <text:s/>in them, let’s go and explore few possible payment schemes which determine when the calculated due amount is expected to be received from subscribers.</text:p>
      <text:p text:style-name="P11"><text:soft-page-break/>There are two approaches those can be adopted to set the collection scheme.</text:p>
      <text:list xml:id="list1629686325" text:style-name="WWNum41">
        <text:list-item>
          <text:p text:style-name="P25">Merchant sets the scheme rule in the computer based system in a generic way so that it will be applied to subscribers.</text:p>
        </text:list-item>
        <text:list-item>
          <text:p text:style-name="P25">Subscriber himself configures how he/she want to pay the due amount (after paying 100% tentative advanced payment)</text:p>
        </text:list-item>
      </text:list>
      <text:p text:style-name="P9"/>
      <text:h text:style-name="P7" text:outline-level="4">Instruments for Payment</text:h>
      <text:p text:style-name="P11"/>
      <text:p text:style-name="P11">Money should not be the only instrument for making payments. When subscribers are subscribing for large volume of goods or for longer subscription duration they should be rewarded with appropriate number of reward points proportional to the added revenue/profit being added to merchant’s wallet. They should have an option to pay their dues using the accumulated reward points. It is synonymous to an investor making investment in a business to grow it and gains returns from the business in proportion to its growth and his/her contribution to the growth. It will be a very big “feel good” factor for subscribers that their current/earlier associations with a merchant is paying them good returns and thus motivates them to retain or even extend this association for longer period and for bigger volume of orders.</text:p>
      <text:p text:style-name="P11"/>
      <text:h text:style-name="P6" text:outline-level="3">Deliveries close to needs</text:h>
      <text:p text:style-name="P11"/>
      <text:p text:style-name="P11">If subscribers are subscribing for multiple products, they may not need all of them at the same interval. This is because consumption rate of each of the products may be different. Example: customer may want two toothpastes per month but need toothbrushes or razor blades to be delivered every four months. </text:p>
      <text:p text:style-name="P11">Hence they will need different items to be delivered to them, at different periodicities, closer to their need time. It means that subscription ecosystem should manage multiple deliveries spaced with different intervals for a registered subscription, each of them having their own periodicity and these deliveries are received by subscriber close to their needs. </text:p>
      <text:p text:style-name="P11">In order to optimize on the delivery cost, overlapping deliveries should be clubbed together. Example: if a subscriber has ordered for few monthly and few quarterly deliveries as part of subscription, items to be delivered quarterly should be delivered along with every third monthly delivery. Similarly in case of weekly deliveries along with monthly deliveries within same subscription every 4<text:span text:style-name="T9">th</text:span> weekly delivery should be clubbed with monthly delivery and so on. Timetable of deliveries will be projected upfront to the subscriber and his/her consent is taken on this delivery schedule.</text:p>
      <text:h text:style-name="P6" text:outline-level="3">Enabling subscriber as a brand ambassador</text:h>
      <text:p text:style-name="P11"/>
      <text:p text:style-name="P11">The best promotion for any business is achieved when its own beneficiaries act as brand ambassadors for that business. We have always seen around us that if a person is using <text:soft-page-break/>product X and he/she likes the quality of that product, he/she does not hesitate to appreciate that product in relevant discussions, which may influence listeners to think of buying same product/brand or replacing their existing product/brand with product X. Such promotions happen as a spontaneous reaction of customer based on self-experience and hence unintentional. But there is no guarantee of such promotional conversations to happen. Furthermore its impact on the listeners is also uncertain.</text:p>
      <text:p text:style-name="P11">But if such a rejoiced beneficiary is appreciated /rewarded for such promotions then he/she may get motivated to wishfully promote a product/brand/business approach and will take intentional efforts to describe its benefits to their near ones.</text:p>
      <text:p text:style-name="P11">Benefits can be planned for such promoters. Example: If an existing subscriber refers someone and if the referred person subscribes to the same merchant, then either fixed benefit points or points equivalent to the volume of subscription by referred should be rewarded to the referrer upon actual materialization of the reference.</text:p>
      <text:p text:style-name="P11"/>
      <text:p text:style-name="P13"/>
      <text:h text:style-name="P4" text:outline-level="2">Merchant centric Objectives</text:h>
      <text:p text:style-name="P11"/>
      <text:h text:style-name="P6" text:outline-level="3">Sustainable customer base</text:h>
      <text:p text:style-name="P10"/>
      <text:p text:style-name="P10">In case merchant attracts customers to get into such long term association it will be a complete business transformation for him. </text:p>
      <text:p text:style-name="P10"/>
      <text:p text:style-name="P10">His/her relentless efforts and investments to obtain new customers as well as retain <text:s/>existing customers will be greatly saved as customers are turning into ‘subscribers’ with the intent of not just buying once but buy periodically and hence remain associated with him for a longer duration.</text:p>
      <text:p text:style-name="P10"/>
      <text:p text:style-name="P10">If a merchant takes appropriate measures to ensure longer term association of existing subscribers by proportionately rewarding them for their loyalty/relationship, it helps create affinity for him among subscribers. Such a relationship is much more precious than just a momentary commercial association for the purpose of trading. </text:p>
      <text:p text:style-name="P10"/>
      <text:p text:style-name="P10">Moreover such relationship also enables him to know his customers better, by knowing their choices/preferences, their usage patterns, their periodic volume needs, cost vs. brand preferences etc. This data is extremely valuable asset for analysing and categorizing customer base, so as to offer them better value proposition based on their personas. This too will help increase affinity towards him.</text:p>
      <text:p text:style-name="P10"/>
      <text:p text:style-name="P10">So when merchant is adopting subscription business model the model should provide him appropriate metrics which are not just useful to measure business growth but should also be useful in </text:p>
      <text:list xml:id="list2515738812" text:style-name="WWNum7">
        <text:list-item>
          <text:p text:style-name="P26">Analysing customer behaviour </text:p>
        </text:list-item>
        <text:list-item>
          <text:p text:style-name="P26">Current buying trends/Changing Trends</text:p>
        </text:list-item>
        <text:list-item>
          <text:p text:style-name="P26">Current Products/brands trends </text:p>
        </text:list-item>
        <text:list-item>
          <text:p text:style-name="P26">Customer expectations</text:p>
        </text:list-item>
        <text:list-item>
          <text:p text:style-name="P26">Tracking of individual product /business performance</text:p>
        </text:list-item>
        <text:list-item>
          <text:p text:style-name="P26">Identification of products which prove themselves eligible for subscription model whereas some others which may prove to be not suitable for trading through this model </text:p>
        </text:list-item>
        <text:list-item>
          <text:p text:style-name="P26">Effectiveness of efforts put on cost optimization and areas where cost may be optimized further</text:p>
        </text:list-item>
        <text:list-item>
          <text:p text:style-name="P26">Effectiveness of promotional/benefits schemes </text:p>
        </text:list-item>
        <text:list-item>
          <text:p text:style-name="P26">Areas where investments need to be increased instead of spend optimizations</text:p>
        </text:list-item>
      </text:list>
      <text:p text:style-name="P11">Merchant can make strategy decisions based on these inputs and tune the business so as to improve further on current improvements as well as avoid policies which are hindering customer experience. <text:s/></text:p>
      <text:p text:style-name="P10"/>
      <text:h text:style-name="P6" text:outline-level="3">Optimizations through precise predictions</text:h>
      <text:p text:style-name="P11"/>
      <text:p text:style-name="P10"><text:soft-page-break/>Through subscription business model merchant should be more equipped to make considerably precise predictions related to business forecast. 60-70% of his future business will be the actual active subscriptions, as they are going to continue in near future. Remaining 30-40% will be predictions about new subscriptions based on current trend. This is how the future prediction are much more precise as compared to those made in case of instantaneous business.</text:p>
      <text:p text:style-name="P10"/>
      <text:p text:style-name="P10">Such precise predictions will make him better prepared to manage goods as well as resources well. As he almost exactly knows how many subscribers to serve, at what periodicity, with what quantity, he can precisely order goods for current/future period.</text:p>
      <text:p text:style-name="P10"/>
      <text:p text:style-name="P10">Moreover by analysing the deliveries and volume of goods getting delivered per delivery, he knows many baskets/packages are to be delivered, at what periodicity; with what weight (per basket) he can precisely budget for transportation/delivery cost. Such information not only helps him manage budget for theses expense but also help him negotiate better with logistics vendors, if any and ensure better rates from them.</text:p>
      <text:p text:style-name="P10"/>
      <text:p text:style-name="P10">Due to predictable demands and logistics, merchant is in a better position to optimize on personnel cost of infrastructure etc. etc.</text:p>
      <text:p text:style-name="P10"/>
      <text:p text:style-name="P10">As the inflow and outflow of goods is assured, he can negotiate better with suppliers (may be getting into long term supply agreement with them). Also he will manage ordering goods in specific quantity for every period depending upon predicted demand for those products for that period. It will help him reduce wastage cost to minimum (as there are hardly any batches “expiring”). In turn he can launch his products at competitive prices which will be difficult for his competitors to beat.</text:p>
      <text:p text:style-name="P10"/>
      <text:p text:style-name="P10">The reduction of wastage which is improvising his gains can be used to feedback subscribers in terms of discounts as well as different form of benefits and this process should be recursively goes on which is improving customer satisfaction more and more.</text:p>
      <text:h text:style-name="P6" text:outline-level="3">Optimization of operating cost</text:h>
      <text:p text:style-name="P10"/>
      <text:p text:style-name="P10">Imagine that a shopping portal is trading in instantaneous mode. Customers purchase products and those are shipped to them. Assume that it is dealing with approximately 10,000 customers per month. Few customers make purchase of multiple items per instance, but most of them purchase single item at an instance. So merchant is making approximately 7000 to 10000 deliveries per month. In this it is shipping 10000 to 20000 items (i.e. approximately 1.5 to 2 items per delivery). If average shipping cost per delivery is 40 Rs. then shipping cost per item is approximately 20 Rs.</text:p>
      <text:p text:style-name="P10"/>
      <text:p text:style-name="P10">This cost is justified when the price of the item being shipped is considerably higher than shipping cost and also the margin to the merchant is good enough to take care of absorption of shipping cost. In all the cases, it may not be possible to absorb the shipping cost by merchant if the price of the content in a delivery is not bringing enough gains for the merchant so as to absorb such a high shipping cost. So in case of shopping of less expensive items, the shipping cost may be separately charged to the buyer. </text:p>
      <text:p text:style-name="P10"><text:soft-page-break/></text:p>
      <text:p text:style-name="P10">Now assume that same portal is dealing in subscription mode and with same number (10,000) of subscribers. So it will be making 10,000 deliveries. But as subscription is providing better benefits as usually a package of multiple items is being subscribed to and being delivered. So a shipment may contain 10-20 items. Thus in same number of deliveries, around 100,000 to 2, 00,000 items are getting delivered. <text:s/>Hence the shipping cost of the package is getting distributed to each item’s cost. Even if average shipping cost per delivery is relatively considerable (as weight of delivery increased due to more items in it), its distributed bourdon per item is significantly minimal. Due to subscription being repetitive nature of ensured business, and shipping cost <text:s/>per items being less as compared to price of item, it will be more possible ‘absorb’ this cost in the available gains.</text:p>
      <text:p text:style-name="P10"/>
      <text:p text:style-name="P10">In case future deliveries to be made are already known in advance, supply chain costs (storage, shipping, routing etc.) can be better optimized. Such optimizations can add huge gains into merchant’s wallet.</text:p>
      <text:p text:style-name="P10"/>
      <text:p text:style-name="P10">As a summary, merchants can increase their profits by optimizing their costs per item sold. And they can do this by motivating a subscriber to subscribe for and more products.</text:p>
      <text:p text:style-name="P10"/>
      <text:p text:style-name="P10">Given the average shipping cost per kg of delivery anywhere in the region subscription business model should be capable of deriving per unit shipping cost for each product. This per unit cost should be proportional to the price of the product, though delivery itself is evaluated based on its weight. This is how more expensive products will absorb more portion of package shipping cost as compared to their less expensive buddies. <text:s/></text:p>
      <text:p text:style-name="P11">Shipping cost per product per unit will get added to the breakeven price of that product. Lower the shipping cost lower will be the breakeven price for the product and hence the margin increases.</text:p>
      <text:p text:style-name="P11"/>
      <text:h text:style-name="P6" text:outline-level="3">Optimization of wastage cost</text:h>
      <text:p text:style-name="P11">Wastage of goods is typically an outcome of </text:p>
      <text:list xml:id="list6703033" text:style-name="WWNum94">
        <text:list-item>
          <text:p text:style-name="P27">Ordering excess goods than its actual demand. </text:p>
        </text:list-item>
        <text:list-item>
          <text:p text:style-name="P27">Ordering appropriate quantity of goods but at wrong time resulting into out of stock or excess goods like situations. </text:p>
        </text:list-item>
        <text:list-item>
          <text:p text:style-name="P27">Inappropriate inventory management resulting into newer goods dispatched before older goods.</text:p>
        </text:list-item>
      </text:list>
      <text:p text:style-name="P11">As demand is forecasted through some sorts of predictions, it is not enough to get precise number of predicted demand for a product for a period but it is also important to know the ‘distribution’ of this demand over the period. Demand is never going to be same over a period but either it may be gradually increasing, decreasing, or demonstrating the combinations of increase and decrease.</text:p>
      <text:p text:style-name="P11">Though precise predictions run relatively closer to actual demand, procurement of these goods should also be very closer to their shipment to subscribers. Let’s term it as ‘Just in <text:soft-page-break/>Time’ procurement. No customer will want to buy items which have very old manufacturing date. This rule gets stringent when products belong to food or health related categories.</text:p>
      <text:p text:style-name="P11">If demand prediction of a product X for a quarter is 90000 units, it should be known how it is distributed for each month (or to be precise for each 15 days). <text:s text:c="2"/>If the business is able to tell merchant that demand for first month is 20000, for next month is 30000 and for last month of quarter is 40000, this information is more precise than earlier information as merchant exactly know the distribution of shipment of product X in coming three months.</text:p>
      <text:p text:style-name="P11">If a merchant wants to ship 2000 units of product X by say 30<text:span text:style-name="T9">th</text:span> Jan, then 2000 +/- 5% units should land in his inventory on 20<text:span text:style-name="T9">th</text:span> or on 25<text:span text:style-name="T9">th</text:span>. <text:s/>Thus the supply chain management is very closely tied to the precision of predi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Arial Unicode MS1" svg:font-family="'Arial Unicode MS'" style:font-family-generic="swiss"/>
    <style:font-face style:name="Courier New1" svg:font-family="'Courier New'" style:font-adornments="Regular"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Index_20_Link" style:display-name="Index Link"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7" style:display-name="ListLabel 37"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2" style:display-name="ListLabel 2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20</text:page-number></text:span><text:span text:style-name="MT3"><text:s/>| </text:span><text:span text:style-name="MT3"><text:page-count style:num-format="1">21</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bjectives of Subscription Ecosystem </dc:title>
    <dc:date>2020-10-03T16:11:12.551125852</dc:date>
    <meta:editing-duration>P0D</meta:editing-duration>
    <meta:editing-cycles>1</meta:editing-cycles>
    <meta:generator>LibreOffice/7.0.1.2$MacOSX_X86_64 LibreOffice_project/7cbcfc562f6eb6708b5ff7d7397325de9e764452</meta:generator>
    <meta:document-statistic meta:table-count="0" meta:image-count="0" meta:object-count="0" meta:page-count="21" meta:paragraph-count="214" meta:word-count="9266" meta:character-count="58518" meta:non-whitespace-character-count="49439"/>
    <meta:template xlink:type="simple" xlink:actuate="onRequest" xlink:title="" xlink:href="../../doc1.odm" meta:date="2020-10-03T16:13:11.701299302"/>
  </office:meta>
</office:document-meta>
</file>